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91in"/>
    </style:style>
    <style:style style:name="co3" style:family="table-column">
      <style:table-column-properties fo:break-before="auto" style:column-width="1.4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MSN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bed dim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string" calcext:value-type="string">
            <text:p>SWIGL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d Dim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RO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OCK size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GQ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cab size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mbedding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Dimension embed</text:p>
          </table:table-cell>
          <table:table-cell table:style-name="ce2" table:formula="of:=[.C8]*[.C5]" office:value-type="float" office:value="163840000" calcext:value-type="float">
            <text:p>163,840,0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ention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Embedding</text:p>
          </table:table-cell>
          <table:table-cell office:value-type="float" office:value="2560" calcext:value-type="float">
            <text:p>25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2" table:formula="of:=[.C5]*[.C7]" office:value-type="float" office:value="5242880" calcext:value-type="float">
            <text:p>5,242,8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2" table:formula="of:=[.C7]^2/5" office:value-type="float" office:value="838860.8" calcext:value-type="float">
            <text:p>838,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2" table:formula="of:=[.C18]" office:value-type="float" office:value="838860.8" calcext:value-type="float">
            <text:p>838,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2" table:formula="of:=[.C5]^2" office:value-type="float" office:value="6553600" calcext:value-type="float">
            <text:p>6,553,6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MSnorm</text:p>
          </table:table-cell>
          <table:table-cell table:formula="of:=[.C5]" office:value-type="float" office:value="2560" calcext:value-type="float">
            <text:p>256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arameters per layer</text:p>
          </table:table-cell>
          <table:table-cell table:style-name="ce2" table:formula="of:=[.C17]+[.C18]+[.C19]+[.C20]+[.C21]" office:value-type="float" office:value="13476761.6" calcext:value-type="float">
            <text:p>13,476,76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FFN / SwiGlu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table:style-name="ce2" table:formula="of:=[.C5]*[.C6]*2" office:value-type="float" office:value="35389440" calcext:value-type="float">
            <text:p>35,389,44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 calcext:value-type="string">
            <text:p>W2</text:p>
          </table:table-cell>
          <table:table-cell table:style-name="ce2" table:formula="of:=[.C6]*[.C5]" office:value-type="float" office:value="17694720" calcext:value-type="float">
            <text:p>17,694,72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string" calcext:value-type="string">
            <text:p>Parameters per layer</text:p>
          </table:table-cell>
          <table:table-cell table:style-name="ce2" table:formula="of:=[.C28]+[.C27]" office:value-type="float" office:value="53084160" calcext:value-type="float">
            <text:p>53,084,16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RMSnorm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Total parameters</text:p>
          </table:table-cell>
          <table:table-cell table:style-name="ce3" table:formula="of:=([.C29]+[.C23])*[.C4]+[.C12]" office:value-type="float" office:value="2027545804.8" calcext:value-type="float">
            <text:p>2,027,545,80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number-columns-repeated="8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8T17:50:20.303901448</meta:creation-date>
    <dc:date>2026-05-10T08:23:14.282742072</dc:date>
    <meta:editing-duration>P1DT12H45M39S</meta:editing-duration>
    <meta:editing-cycles>18</meta:editing-cycles>
    <meta:generator>LibreOffice/24.2.7.2$Linux_X86_64 LibreOffice_project/420$Build-2</meta:generator>
    <meta:document-statistic meta:table-count="1" meta:cell-count="42" meta:object-count="0"/>
  </office:meta>
</office:document-meta>
</file>